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da756"/>
    </style:style>
    <style:style style:name="P2" style:family="paragraph" style:parent-style-name="Text_20_body">
      <style:text-properties officeooo:paragraph-rsid="0024f186"/>
    </style:style>
    <style:style style:name="T1" style:family="text">
      <style:text-properties fo:font-weight="normal" officeooo:rsid="0021c588" style:font-weight-asian="normal" style:font-weight-complex="normal"/>
    </style:style>
    <style:style style:name="T2" style:family="text">
      <style:text-properties fo:font-weight="normal" officeooo:rsid="0024f186" style:font-weight-asian="normal" style:font-weight-complex="normal"/>
    </style:style>
    <style:style style:name="T3" style:family="text">
      <style:text-properties fo:font-weight="normal" officeooo:rsid="0025c2c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3e4b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ontesta las siguientes preguntas. Este ejercicio tiene el objetivo de que repaséis para el examen próximo.</text:span></text:p>
      <text:p text:style-name="P1"><text:span text:style-name="Strong_20_Emphasis">1. Define al empresario de cara al concepto de riesgo. ¿Cómo puede afectarle el entorno?</text:span></text:p>
      <text:p text:style-name="P1"><text:span text:style-name="Strong_20_Emphasis"><text:tab/></text:span><text:span text:style-name="Strong_20_Emphasis"><text:span text:style-name="T1">El empresario es una persona que invierte dinero y tiempo en sacar adelante un negocio para <text:tab/>sacar beneficios económicos, per</text:span></text:span><text:span text:style-name="Strong_20_Emphasis"><text:span text:style-name="T2">o</text:span></text:span><text:span text:style-name="Strong_20_Emphasis"><text:span text:style-name="T1"> asume un riesgo </text:span></text:span><text:span text:style-name="Strong_20_Emphasis"><text:span text:style-name="T2">el cual es invertir el capital necesario o <text:tab/>parte de el para llevar a cabo ese cometido. </text:span></text:span></text:p>
      <text:p text:style-name="P1"><text:span text:style-name="Strong_20_Emphasis"><text:span text:style-name="T2"><text:tab/>El entorno puede afectarles de manera positiva ya bien sea de manera que por ejemplo a <text:tab/>alguien de tu entorno le haya ido bien invirtiendo en crear un negocio y te ayude o te sirva <text:tab/>como apoyo para crear uno propio , o el caso totalmente contrario , que debido a situaciones <text:tab/>cercanas no te sea tan fácil meterte en este entorno.</text:span></text:span></text:p>
      <text:p text:style-name="P1"><text:span text:style-name="Strong_20_Emphasis"><text:span text:style-name="T1"/></text:span></text:p>
      <text:p text:style-name="P1"><text:span text:style-name="Strong_20_Emphasis">2. Menciona y desarrolla los tres elementos que vimos en clase que definen al empresario.</text:span></text:p>
      <text:p text:style-name="P1"><text:span text:style-name="Strong_20_Emphasis"><text:tab/></text:span><text:span text:style-name="Strong_20_Emphasis"><text:span text:style-name="T2">Riesgo ,capital y economía y habilidades.</text:span></text:span></text:p>
      <text:p text:style-name="P2"><text:span text:style-name="Strong_20_Emphasis"><text:span text:style-name="T2"><text:tab/>El riesgo viene a ser lo que el empresario debe arriesgar para poder sacar beneficios , hay <text:tab/>empresarios que toleran mas o menos este por lo que supone un elemento claro en la <text:tab/>personalidad del emprendedor .</text:span></text:span></text:p>
      <text:p text:style-name="P2"><text:span text:style-name="Strong_20_Emphasis"><text:span text:style-name="T2"><text:tab/>Capital , parte fundamental con respecto al empresario , ya que todo se basa en ganar dinero <text:tab/>y si no tienes , </text:span></text:span><text:span text:style-name="Strong_20_Emphasis"><text:span text:style-name="T3">o tienes poco</text:span></text:span><text:span text:style-name="Strong_20_Emphasis"><text:span text:style-name="T2"> debes buscarlo a través de inversores , ya bien para mantener <text:tab/>una empresa , empezarla o para </text:span></text:span><text:span text:style-name="Strong_20_Emphasis"><text:span text:style-name="T3">invertir en ella.</text:span></text:span></text:p>
      <text:p text:style-name="P2"><text:span text:style-name="Strong_20_Emphasis"><text:span text:style-name="T3"><text:tab/>El empresario debe tener o llegar a tener una serie de habilidades tanto como sociales como <text:tab/>organizativas ya que son fundamentales para el buen o mal futuro de la empresa , ademas de <text:tab/>tener información y experiencias cercanas al sector del cual ira dirigido su empresa.</text:span></text:span></text:p>
      <text:p text:style-name="P1"><text:span text:style-name="Strong_20_Emphasis">3. Haz un esquema con las teorías del empresario. Debe servirte de estudio.</text:span></text:p>
      <text:p text:style-name="P1"><text:span text:style-name="Strong_20_Emphasis">4. Define zona de confort. Con tus palabras.</text:span></text:p>
      <text:p text:style-name="P1"><text:span text:style-name="Strong_20_Emphasis"><text:tab/></text:span><text:span text:style-name="Strong_20_Emphasis"><text:span text:style-name="T3">La zona de confort es donde cada uno se siente a gusto y seguro , es una zona donde <text:tab/>creemos que lo tenemos todo controlado y esto con lleva a que no prosperemos si nos <text:tab/>mantenemos en ella ya que evitamos correr riesgos</text:span></text:span><text:span text:style-name="Strong_20_Emphasis"><text:span text:style-name="T3">.</text:span></text:span></text:p>
      <text:p text:style-name="P1"><text:span text:style-name="Strong_20_Emphasis">5. Diferencias entre trabajar por cuenta propia y por cuenta ajena.</text:span></text:p>
      <text:p text:style-name="P1"><text:span text:style-name="Strong_20_Emphasis">6. Haz un esquema de las principales características personales del emprendedor.</text:span></text:p>
      <text:p text:style-name="P1"><text:span text:style-name="Strong_20_Emphasis">7. Defina plan de empresa.</text:span></text:p>
      <text:p text:style-name="P1"><text:span text:style-name="Strong_20_Emphasis"><text:span text:style-name="T4"><text:tab/></text:span></text:span><text:span text:style-name="Strong_20_Emphasis"><text:span text:style-name="T5">Documento que elabora el emprendedor cuando quiere llevar a la practica una idea de <text:tab/>negocio . Es previo a la creación de la empresa y contiene información general y especifica <text:tab/>de esta .ayuda al <text:s/>emprendedor a conocer mas detalladamente el futuro negocio , le dará <text:tab/>ideas e incluso puede ayudarle a descubrir nuevos errores.</text:span></text:span></text:p>
      <text:p text:style-name="P1"><text:span text:style-name="Strong_20_Emphasis">8. ¿Qué es para ti un emprendedor?</text:span></text:p>
      <text:p text:style-name="P1"><text:soft-page-break/><text:span text:style-name="Strong_20_Emphasis">9. ¿El emprendedor nace o se hace?</text:span></text:p>
      <text:p text:style-name="P1"><text:span text:style-name="Strong_20_Emphasis">10. ¿Y el empresario?</text:span></text:p>
      <text:p text:style-name="P1"><text:span text:style-name="Strong_20_Emphasis">11. ¿Qué es la innovación en cuanto al desarrollo sostenible?</text:span></text:p>
      <text:p text:style-name="P1"><text:span text:style-name="Strong_20_Emphasis">12. Pon ejemplos de estrategia empresarial sostenibl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tab/><text:span text:style-name="MT1">ITINERARIO PERSONAL PARA LA EMPLEABILIDAD II</text:span><text:tab/><text:span text:style-name="MT1"><text:page-number text:select-page="current">2</text:page-number></text:span><text:span text:style-name="MT1">/</text:span><text:span text:style-name="MT1"><text:page-count>2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5-10-14T19:45:07.258329500</dc:date>
    <meta:editing-duration>PT1H9M44S</meta:editing-duration>
    <meta:editing-cycles>16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23" meta:word-count="475" meta:character-count="2736" meta:non-whitespace-character-count="2254"/>
  </office:meta>
</office:document-meta>
</file>